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co2" style:family="table-column">
      <style:table-column-properties fo:break-before="auto" style:column-width="13.07mm"/>
    </style:style>
    <style:style style:name="co3" style:family="table-column">
      <style:table-column-properties fo:break-before="auto" style:column-width="22.33mm"/>
    </style:style>
    <style:style style:name="co4" style:family="table-column">
      <style:table-column-properties fo:break-before="auto" style:column-width="28.59mm"/>
    </style:style>
    <style:style style:name="co5" style:family="table-column">
      <style:table-column-properties fo:break-before="auto" style:column-width="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5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visibility="collapse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2" table:default-cell-style-name="ce1"/>
        <table:table-column table:style-name="co6" table:number-columns-repeated="988" table:default-cell-style-name="ce1"/>
        <table:table-row table:style-name="ro1">
          <table:table-cell/>
          <table:table-cell table:style-name="ce2" office:value-type="string" calcext:value-type="string" table:number-columns-spanned="2" table:number-rows-spanned="1">
            <text:p>UART hardware</text:p>
          </table:table-cell>
          <table:covered-table-cell table:style-name="ce3"/>
          <table:table-cell table:style-name="ce4" office:value-type="string" calcext:value-type="string">
            <text:p>Base: 0x80900</text:p>
          </table:table-cell>
          <table:table-cell table:style-name="ce3" table:number-columns-repeated="32"/>
          <table:table-cell table:number-columns-repeated="988"/>
        </table:table-row>
        <table:table-row table:style-name="ro1">
          <table:table-cell/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Register</text:p>
          </table:table-cell>
          <table:table-cell table:style-name="ce4" office:value-type="string" calcext:value-type="string">
            <text:p>Description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NCATENATE(&quot;0x&quot;;DEC2HEX([.A3];4))" office:value-type="string" office:string-value="0x0000" calcext:value-type="string">
            <text:p>0x0000</text:p>
          </table:table-cell>
          <table:table-cell office:value-type="string" calcext:value-type="string">
            <text:p>Data</text:p>
          </table:table-cell>
          <table:table-cell table:style-name="ce5"/>
          <table:table-cell table:number-columns-repeated="24"/>
          <table:table-cell table:style-name="ce6" office:value-type="string" calcext:value-type="string" table:number-columns-spanned="8" table:number-rows-spanned="1">
            <text:p>RX/TX data</text:p>
          </table:table-cell>
          <table:covered-table-cell table:number-columns-repeated="7"/>
          <table:table-cell table:number-columns-repeated="98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NCATENATE(&quot;0x&quot;;DEC2HEX([.A4];4))" office:value-type="string" office:string-value="0x0004" calcext:value-type="string">
            <text:p>0x0004</text:p>
          </table:table-cell>
          <table:table-cell office:value-type="string" calcext:value-type="string">
            <text:p>Control/status</text:p>
          </table:table-cell>
          <table:table-cell table:style-name="ce5"/>
          <table:table-cell table:style-name="ce6" office:value-type="string" calcext:value-type="string" table:number-columns-spanned="16" table:number-rows-spanned="1">
            <text:p>Baudrate divider</text:p>
          </table:table-cell>
          <table:covered-table-cell table:number-columns-repeated="15"/>
          <table:table-cell table:number-columns-repeated="8"/>
          <table:table-cell table:style-name="ce6"/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TE</text:p>
          </table:table-cell>
          <table:table-cell table:number-columns-repeated="98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NCATENATE(&quot;0x&quot;;DEC2HEX([.A5];4))" office:value-type="string" office:string-value="0x0008" calcext:value-type="string">
            <text:p>0x0008</text:p>
          </table:table-cell>
          <table:table-cell/>
          <table:table-cell table:style-name="ce5"/>
          <table:table-cell table:style-name="ce6"/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&quot;0x&quot;;DEC2HEX([.A6];4))" office:value-type="string" office:string-value="0x000C" calcext:value-type="string">
            <text:p>0x000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&quot;0x&quot;;DEC2HEX([.A7];4))" office:value-type="string" office:string-value="0x0010" calcext:value-type="string">
            <text:p>0x0010</text:p>
          </table:table-cell>
          <table:table-cell/>
          <table:table-cell table:style-name="ce5"/>
          <table:table-cell table:number-columns-repeated="24"/>
          <table:table-cell table:style-name="ce6"/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NCATENATE(&quot;0x&quot;;DEC2HEX([.A8];4))" office:value-type="string" office:string-value="0x0014" calcext:value-type="string">
            <text:p>0x0014</text:p>
          </table:table-cell>
          <table:table-cell/>
          <table:table-cell table:style-name="ce5"/>
          <table:table-cell table:number-columns-repeated="16"/>
          <table:table-cell table:style-name="ce6"/>
          <table:table-cell table:number-columns-repeated="100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NCATENATE(&quot;0x&quot;;DEC2HEX([.A9];4))" office:value-type="string" office:string-value="0x0018" calcext:value-type="string">
            <text:p>0x001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NCATENATE(&quot;0x&quot;;DEC2HEX([.A10];4))" office:value-type="string" office:string-value="0x001C" calcext:value-type="string">
            <text:p>0x001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NCATENATE(&quot;0x&quot;;DEC2HEX([.A11];4))" office:value-type="string" office:string-value="0x0020" calcext:value-type="string">
            <text:p>0x0020</text:p>
          </table:table-cell>
          <table:table-cell/>
          <table:table-cell table:style-name="ce5"/>
          <table:table-cell table:number-columns-repeated="25"/>
          <table:table-cell table:style-name="ce6"/>
          <table:table-cell table:number-columns-repeated="99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NCATENATE(&quot;0x&quot;;DEC2HEX([.A12];4))" office:value-type="string" office:string-value="0x0024" calcext:value-type="string">
            <text:p>0x0024</text:p>
          </table:table-cell>
          <table:table-cell/>
          <table:table-cell table:style-name="ce5"/>
          <table:table-cell table:number-columns-repeated="30"/>
          <table:table-cell table:style-name="ce6"/>
          <table:table-cell table:number-columns-repeated="98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NCATENATE(&quot;0x&quot;;DEC2HEX([.A13];4))" office:value-type="string" office:string-value="0x0028" calcext:value-type="string">
            <text:p>0x0028</text:p>
          </table:table-cell>
          <table:table-cell/>
          <table:table-cell table:style-name="ce5"/>
          <table:table-cell table:number-columns-repeated="22"/>
          <table:table-cell table:style-name="ce6"/>
          <table:table-cell table:number-columns-repeated="99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NCATENATE(&quot;0x&quot;;DEC2HEX([.A14];4))" office:value-type="string" office:string-value="0x002C" calcext:value-type="string">
            <text:p>0x002C</text:p>
          </table:table-cell>
          <table:table-cell/>
          <table:table-cell table:style-name="ce5"/>
          <table:table-cell table:number-columns-repeated="22"/>
          <table:table-cell table:style-name="ce6" table:number-columns-repeated="2"/>
          <table:table-cell table:number-columns-repeated="99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NCATENATE(&quot;0x&quot;;DEC2HEX([.A15];4))" office:value-type="string" office:string-value="0x0030" calcext:value-type="string">
            <text:p>0x003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CONCATENATE(&quot;0x&quot;;DEC2HEX([.A16];4))" office:value-type="string" office:string-value="0x0034" calcext:value-type="string">
            <text:p>0x003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NCATENATE(&quot;0x&quot;;DEC2HEX([.A17];4))" office:value-type="string" office:string-value="0x0038" calcext:value-type="string">
            <text:p>0x003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CONCATENATE(&quot;0x&quot;;DEC2HEX([.A18];4))" office:value-type="string" office:string-value="0x003C" calcext:value-type="string">
            <text:p>0x003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NCATENATE(&quot;0x&quot;;DEC2HEX([.A19];4))" office:value-type="string" office:string-value="0x0040" calcext:value-type="string">
            <text:p>0x004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CONCATENATE(&quot;0x&quot;;DEC2HEX([.A20];4))" office:value-type="string" office:string-value="0x0044" calcext:value-type="string">
            <text:p>0x004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CONCATENATE(&quot;0x&quot;;DEC2HEX([.A21];4))" office:value-type="string" office:string-value="0x0048" calcext:value-type="string">
            <text:p>0x004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CONCATENATE(&quot;0x&quot;;DEC2HEX([.A22];4))" office:value-type="string" office:string-value="0x004C" calcext:value-type="string">
            <text:p>0x004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CONCATENATE(&quot;0x&quot;;DEC2HEX([.A23];4))" office:value-type="string" office:string-value="0x0050" calcext:value-type="string">
            <text:p>0x005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CONCATENATE(&quot;0x&quot;;DEC2HEX([.A24];4))" office:value-type="string" office:string-value="0x0054" calcext:value-type="string">
            <text:p>0x005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CONCATENATE(&quot;0x&quot;;DEC2HEX([.A25];4))" office:value-type="string" office:string-value="0x0058" calcext:value-type="string">
            <text:p>0x005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CONCATENATE(&quot;0x&quot;;DEC2HEX([.A26];4))" office:value-type="string" office:string-value="0x005C" calcext:value-type="string">
            <text:p>0x005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CONCATENATE(&quot;0x&quot;;DEC2HEX([.A27];4))" office:value-type="string" office:string-value="0x0060" calcext:value-type="string">
            <text:p>0x006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CONCATENATE(&quot;0x&quot;;DEC2HEX([.A28];4))" office:value-type="string" office:string-value="0x0064" calcext:value-type="string">
            <text:p>0x006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CONCATENATE(&quot;0x&quot;;DEC2HEX([.A29];4))" office:value-type="string" office:string-value="0x0068" calcext:value-type="string">
            <text:p>0x006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CONCATENATE(&quot;0x&quot;;DEC2HEX([.A30];4))" office:value-type="string" office:string-value="0x006C" calcext:value-type="string">
            <text:p>0x006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CONCATENATE(&quot;0x&quot;;DEC2HEX([.A31];4))" office:value-type="string" office:string-value="0x0070" calcext:value-type="string">
            <text:p>0x007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CONCATENATE(&quot;0x&quot;;DEC2HEX([.A32];4))" office:value-type="string" office:string-value="0x0074" calcext:value-type="string">
            <text:p>0x007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CONCATENATE(&quot;0x&quot;;DEC2HEX([.A33];4))" office:value-type="string" office:string-value="0x0078" calcext:value-type="string">
            <text:p>0x007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CONCATENATE(&quot;0x&quot;;DEC2HEX([.A34];4))" office:value-type="string" office:string-value="0x007C" calcext:value-type="string">
            <text:p>0x007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CONCATENATE(&quot;0x&quot;;DEC2HEX([.A35];4))" office:value-type="string" office:string-value="0x0080" calcext:value-type="string">
            <text:p>0x008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CONCATENATE(&quot;0x&quot;;DEC2HEX([.A36];4))" office:value-type="string" office:string-value="0x0084" calcext:value-type="string">
            <text:p>0x008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CONCATENATE(&quot;0x&quot;;DEC2HEX([.A37];4))" office:value-type="string" office:string-value="0x0088" calcext:value-type="string">
            <text:p>0x008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CONCATENATE(&quot;0x&quot;;DEC2HEX([.A38];4))" office:value-type="string" office:string-value="0x008C" calcext:value-type="string">
            <text:p>0x008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CONCATENATE(&quot;0x&quot;;DEC2HEX([.A39];4))" office:value-type="string" office:string-value="0x0090" calcext:value-type="string">
            <text:p>0x009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CONCATENATE(&quot;0x&quot;;DEC2HEX([.A40];4))" office:value-type="string" office:string-value="0x0094" calcext:value-type="string">
            <text:p>0x009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CONCATENATE(&quot;0x&quot;;DEC2HEX([.A41];4))" office:value-type="string" office:string-value="0x0098" calcext:value-type="string">
            <text:p>0x009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CONCATENATE(&quot;0x&quot;;DEC2HEX([.A42];4))" office:value-type="string" office:string-value="0x009C" calcext:value-type="string">
            <text:p>0x009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CONCATENATE(&quot;0x&quot;;DEC2HEX([.A43];4))" office:value-type="string" office:string-value="0x00A0" calcext:value-type="string">
            <text:p>0x00A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CONCATENATE(&quot;0x&quot;;DEC2HEX([.A44];4))" office:value-type="string" office:string-value="0x00A4" calcext:value-type="string">
            <text:p>0x00A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CONCATENATE(&quot;0x&quot;;DEC2HEX([.A45];4))" office:value-type="string" office:string-value="0x00A8" calcext:value-type="string">
            <text:p>0x00A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CONCATENATE(&quot;0x&quot;;DEC2HEX([.A46];4))" office:value-type="string" office:string-value="0x00AC" calcext:value-type="string">
            <text:p>0x00A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CONCATENATE(&quot;0x&quot;;DEC2HEX([.A47];4))" office:value-type="string" office:string-value="0x00B0" calcext:value-type="string">
            <text:p>0x00B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CONCATENATE(&quot;0x&quot;;DEC2HEX([.A48];4))" office:value-type="string" office:string-value="0x00B4" calcext:value-type="string">
            <text:p>0x00B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CONCATENATE(&quot;0x&quot;;DEC2HEX([.A49];4))" office:value-type="string" office:string-value="0x00B8" calcext:value-type="string">
            <text:p>0x00B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CONCATENATE(&quot;0x&quot;;DEC2HEX([.A50];4))" office:value-type="string" office:string-value="0x00BC" calcext:value-type="string">
            <text:p>0x00B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CONCATENATE(&quot;0x&quot;;DEC2HEX([.A51];4))" office:value-type="string" office:string-value="0x00C0" calcext:value-type="string">
            <text:p>0x00C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CONCATENATE(&quot;0x&quot;;DEC2HEX([.A52];4))" office:value-type="string" office:string-value="0x00C4" calcext:value-type="string">
            <text:p>0x00C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CONCATENATE(&quot;0x&quot;;DEC2HEX([.A53];4))" office:value-type="string" office:string-value="0x00C8" calcext:value-type="string">
            <text:p>0x00C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CONCATENATE(&quot;0x&quot;;DEC2HEX([.A54];4))" office:value-type="string" office:string-value="0x00CC" calcext:value-type="string">
            <text:p>0x00C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CONCATENATE(&quot;0x&quot;;DEC2HEX([.A55];4))" office:value-type="string" office:string-value="0x00D0" calcext:value-type="string">
            <text:p>0x00D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CONCATENATE(&quot;0x&quot;;DEC2HEX([.A56];4))" office:value-type="string" office:string-value="0x00D4" calcext:value-type="string">
            <text:p>0x00D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CONCATENATE(&quot;0x&quot;;DEC2HEX([.A57];4))" office:value-type="string" office:string-value="0x00D8" calcext:value-type="string">
            <text:p>0x00D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CONCATENATE(&quot;0x&quot;;DEC2HEX([.A58];4))" office:value-type="string" office:string-value="0x00DC" calcext:value-type="string">
            <text:p>0x00D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CONCATENATE(&quot;0x&quot;;DEC2HEX([.A59];4))" office:value-type="string" office:string-value="0x00E0" calcext:value-type="string">
            <text:p>0x00E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CONCATENATE(&quot;0x&quot;;DEC2HEX([.A60];4))" office:value-type="string" office:string-value="0x00E4" calcext:value-type="string">
            <text:p>0x00E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CONCATENATE(&quot;0x&quot;;DEC2HEX([.A61];4))" office:value-type="string" office:string-value="0x00E8" calcext:value-type="string">
            <text:p>0x00E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CONCATENATE(&quot;0x&quot;;DEC2HEX([.A62];4))" office:value-type="string" office:string-value="0x00EC" calcext:value-type="string">
            <text:p>0x00E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CONCATENATE(&quot;0x&quot;;DEC2HEX([.A63];4))" office:value-type="string" office:string-value="0x00F0" calcext:value-type="string">
            <text:p>0x00F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CONCATENATE(&quot;0x&quot;;DEC2HEX([.A64];4))" office:value-type="string" office:string-value="0x00F4" calcext:value-type="string">
            <text:p>0x00F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CONCATENATE(&quot;0x&quot;;DEC2HEX([.A65];4))" office:value-type="string" office:string-value="0x00F8" calcext:value-type="string">
            <text:p>0x00F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CONCATENATE(&quot;0x&quot;;DEC2HEX([.A66];4))" office:value-type="string" office:string-value="0x00FC" calcext:value-type="string">
            <text:p>0x00FC</text:p>
          </table:table-cell>
          <table:table-cell/>
          <table:table-cell table:style-name="ce5"/>
          <table:table-cell table:number-columns-repeated="1020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8:58:04.9173824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5:23:42.400989525</meta:creation-date>
    <dc:date>2018-01-19T19:01:27.828323141</dc:date>
    <meta:editing-duration>PT4H22M23S</meta:editing-duration>
    <meta:editing-cycles>9</meta:editing-cycles>
    <meta:generator>LibreOffice/5.1.6.2$Linux_X86_64 LibreOffice_project/10m0$Build-2</meta:generator>
    <meta:document-statistic meta:table-count="1" meta:cell-count="172" meta:object-count="0"/>
  </office:meta>
</office:document-meta>
</file>